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0cd835" officeooo:paragraph-rsid="000cd835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80pt" officeooo:rsid="000cd835" officeooo:paragraph-rsid="000cd835" style:font-size-asian="80pt" style:font-size-complex="80pt"/>
    </style:style>
    <style:style style:name="P3" style:family="paragraph" style:parent-style-name="Standard">
      <style:paragraph-properties fo:text-align="start" style:justify-single-word="false" fo:break-before="page"/>
      <style:text-properties fo:font-size="60pt" officeooo:rsid="000d0650" officeooo:paragraph-rsid="000d0650" style:font-size-asian="60pt" style:font-size-complex="60pt" style:text-rotation-angle="270" style:text-rotation-scale="line-height"/>
    </style:style>
    <style:style style:name="fr1" style:family="graphic" style:parent-style-name="Frame">
      <style:graphic-properties style:wrap="parallel" style:number-wrapped-paragraphs="no-limit" style:vertical-pos="middle" style:vertical-rel="page" style:horizontal-pos="center" style:horizontal-rel="page"/>
    </style:style>
    <style:style style:name="fr2" style:family="graphic" style:parent-style-name="Frame">
      <style:graphic-properties style:wrap="parallel" style:number-wrapped-paragraphs="no-limit" style:vertical-pos="middle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1.461in" fo:min-width="6.722in">
          <text:p text:style-name="P2">KiCad</text:p>
        </draw:text-box>
      </draw:frame>
      <draw:frame draw:style-name="fr2" draw:name="Frame2" text:anchor-type="page" text:anchor-page-number="2" svg:x="0.65in" draw:z-index="1">
        <draw:text-box fo:min-height="2.6189in" fo:min-width="1.2898in">
          <text:p text:style-name="P3">KiCad</text:p>
        </draw:text-box>
      </draw:frame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5:16:36.884729735</meta:creation-date>
    <dc:date>2020-04-15T15:29:14.732624545</dc:date>
    <meta:editing-duration>PT12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" meta:word-count="2" meta:character-count="10" meta:non-whitespace-character-count="10"/>
  </office:meta>
</office:document-meta>
</file>